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&amp;P235260 = KM 8954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GU₄-HI.A</text:p>
          </table:table-cell>
          <table:table-cell office:value-type="string">
            <text:p>{še}&lt;MUR&gt;.GU₄</text:p>
          </table:table-cell>
          <table:table-cell office:value-type="string">
            <text:p>LAL₂</text:p>
          </table:table-cell>
          <table:table-cell office:value-type="string">
            <text:p>DUH-HI.A</text:p>
          </table:table-cell>
          <table:table-cell office:value-type="string">
            <text:p>LAL₂</text:p>
          </table:table-cell>
          <table:table-cell office:value-type="string">
            <text:p>IN.NU.DA</text:p>
          </table:table-cell>
          <table:table-cell office:value-type="string">
            <text:p>LAL₂</text:p>
          </table:table-cell>
          <table:table-cell office:value-type="string">
            <text:p>MU-BI.IM</text:p>
          </table:table-cell>
          <table:table-cell table:number-columns-repeated="1015"/>
        </table:table-row>
        <table:table-row table:style-name="ro1">
          <table:table-cell office:value-type="string">
            <text:p>#lem: </text:p>
          </table:table-cell>
          <table:table-cell office:value-type="string">
            <text:p>+alpu[bull]N$alpū; </text:p>
          </table:table-cell>
          <table:table-cell office:value-type="string">
            <text:p>+imrû[fodder]N$imrûm; </text:p>
          </table:table-cell>
          <table:table-cell office:value-type="string">
            <text:p>ribbatum[arrears]N; </text:p>
          </table:table-cell>
          <table:table-cell office:value-type="string">
            <text:p>+tuhhu[residue//bran]N'N$tuhhū; </text:p>
          </table:table-cell>
          <table:table-cell office:value-type="string">
            <text:p>ribbatum[arrears]N; </text:p>
          </table:table-cell>
          <table:table-cell office:value-type="string">
            <text:p>+tibnu[straw]N$tibnum; </text:p>
          </table:table-cell>
          <table:table-cell office:value-type="string">
            <text:p>ribbatum[arrears]N; </text:p>
          </table:table-cell>
          <table:table-cell office:value-type="string">
            <text:p>šumšu[name]N</text:p>
          </table:table-cell>
          <table:table-cell table:number-columns-repeated="1015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#note: I thank Zsombor Földi for bringing this tablet to my attention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string">
            <text:p>2.24?#</text:p>
          </table:table-cell>
          <table:table-cell office:value-type="string">
            <text:p>2(BARIG)</text:p>
          </table:table-cell>
          <table:table-cell/>
          <table:table-cell office:value-type="string">
            <text:p>1(BARIG)</text:p>
          </table:table-cell>
          <table:table-cell/>
          <table:table-cell office:value-type="string">
            <text:p>4(AŠ) &lt;GUR&gt;</text:p>
          </table:table-cell>
          <table:table-cell/>
          <table:table-cell office:value-type="string">
            <text:p>u-bar-{d}UTU</text:p>
          </table:table-cell>
          <table:table-cell table:number-columns-repeated="1015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office:value-type="string">
            <text:p>n; </text:p>
          </table:table-cell>
          <table:table-cell/>
          <table:table-cell office:value-type="string">
            <text:p>n;</text:p>
          </table:table-cell>
          <table:table-cell/>
          <table:table-cell office:value-type="string">
            <text:p>n; kur[unit]N;</text:p>
          </table:table-cell>
          <table:table-cell/>
          <table:table-cell office:value-type="string">
            <text:p>+Ubar-Šamaš[]PN$</text:p>
          </table:table-cell>
          <table:table-cell table:number-columns-repeated="1015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52</text:p>
          </table:table-cell>
          <table:table-cell office:value-type="string">
            <text:p>1(BARIG)</text:p>
          </table:table-cell>
          <table:table-cell table:number-columns-repeated="3"/>
          <table:table-cell office:value-type="string">
            <text:p>4(AŠ) &lt;GUR&gt;</text:p>
          </table:table-cell>
          <table:table-cell/>
          <table:table-cell office:value-type="string">
            <text:p>{d}SUEN-⸢i-din⸣-nam</text:p>
          </table:table-cell>
          <table:table-cell table:number-columns-repeated="1015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table:number-columns-repeated="3"/>
          <table:table-cell office:value-type="string">
            <text:p>n; kur[unit]N;</text:p>
          </table:table-cell>
          <table:table-cell/>
          <table:table-cell office:value-type="string">
            <text:p>+Sin-iddinam[]PN$</text:p>
          </table:table-cell>
          <table:table-cell table:number-columns-repeated="1015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.</text:p>
          </table:table-cell>
          <table:table-cell office:value-type="string">
            <text:p>54</text:p>
          </table:table-cell>
          <table:table-cell office:value-type="string">
            <text:p>1(BARIG)</text:p>
          </table:table-cell>
          <table:table-cell/>
          <table:table-cell office:value-type="string">
            <text:p>1(BARIG)</text:p>
          </table:table-cell>
          <table:table-cell/>
          <table:table-cell office:value-type="string">
            <text:p>4(AŠ) &lt;GUR&gt;</text:p>
          </table:table-cell>
          <table:table-cell/>
          <table:table-cell office:value-type="string">
            <text:p>{d}⸢SUEN⸣-[SIPA]</text:p>
          </table:table-cell>
          <table:table-cell table:number-columns-repeated="1015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n;</text:p>
          </table:table-cell>
          <table:table-cell/>
          <table:table-cell office:value-type="string">
            <text:p>n; kur[unit]N;</text:p>
          </table:table-cell>
          <table:table-cell/>
          <table:table-cell office:value-type="string">
            <text:p>+Sin-reʾum[]PN$</text:p>
          </table:table-cell>
          <table:table-cell table:number-columns-repeated="1015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office:value-type="string">
            <text:p>40</text:p>
          </table:table-cell>
          <table:table-cell office:value-type="string">
            <text:p>3(BAN₂)</text:p>
          </table:table-cell>
          <table:table-cell/>
          <table:table-cell office:value-type="string">
            <text:p>2(BAN₂)</text:p>
          </table:table-cell>
          <table:table-cell/>
          <table:table-cell office:value-type="string">
            <text:p>1(AŠ) &lt;GUR&gt; 1(BARIG)</text:p>
          </table:table-cell>
          <table:table-cell/>
          <table:table-cell office:value-type="string">
            <text:p>ia-ú</text:p>
          </table:table-cell>
          <table:table-cell table:number-columns-repeated="1015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n;</text:p>
          </table:table-cell>
          <table:table-cell/>
          <table:table-cell office:value-type="string">
            <text:p>n; kur[unit]N; n;</text:p>
          </table:table-cell>
          <table:table-cell/>
          <table:table-cell office:value-type="string">
            <text:p>+yāʾu[my//mine]PP'PP$</text:p>
          </table:table-cell>
          <table:table-cell table:number-columns-repeated="1015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1 blank line</text:p>
          </table:table-cell>
          <table:table-cell table:number-columns-repeated="1023"/>
        </table:table-row>
        <table:table-row table:style-name="ro1">
          <table:table-cell office:value-type="string">
            <text:p>7. |</text:p>
          </table:table-cell>
          <table:table-cell office:value-type="string" table:number-columns-spanned="8" table:number-rows-spanned="1">
            <text:p>[NÍG.Ú.RUM] {d#}NANNA ŠA₃ URIM₂{ki!}-M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string">
            <text:p>#lem: </text:p>
          </table:table-cell>
          <table:table-cell office:value-type="string" table:number-columns-spanned="8" table:number-rows-spanned="1">
            <text:p>+namkūru[property]N$namkūr; +Nanna[]DN$; +qerbu[centre]N$qereb; +Ur[]SN$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1 blank line</text:p>
          </table:table-cell>
          <table:table-cell table:number-columns-repeated="1023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$ several blank lines</text:p>
          </table:table-cell>
          <table:table-cell table:number-columns-repeated="1023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. |</text:p>
          </table:table-cell>
          <table:table-cell office:value-type="string" table:number-columns-spanned="8" table:number-rows-spanned="1">
            <text:p>{iti}DU₆.KÙ KI-3 U₄ 24-[KAM]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string">
            <text:p>#lem: </text:p>
          </table:table-cell>
          <table:table-cell office:value-type="string" table:number-columns-spanned="8" table:number-rows-spanned="1">
            <text:p>Tašritum[1]MN; n; ūm[day]N; 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 |</text:p>
          </table:table-cell>
          <table:table-cell office:value-type="string">
            <text:p>%s mu ki-2</text:p>
          </table:table-cell>
          <table:table-cell table:number-columns-repeated="1022"/>
        </table:table-row>
        <table:table-row table:style-name="ro1">
          <table:table-cell office:value-type="string">
            <text:p>#lem: </text:p>
          </table:table-cell>
          <table:table-cell office:value-type="string">
            <text:p>mu[year]; n</text:p>
          </table:table-cell>
          <table:table-cell table:number-columns-repeated="1022"/>
        </table:table-row>
        <table:table-row table:style-name="ro1" table:number-rows-repeated="2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 office:value-type="string">
            <text:p>Arrears</text:p>
          </table:table-cell>
          <table:table-cell office:value-type="string">
            <text:p>Bran</text:p>
          </table:table-cell>
          <table:table-cell office:value-type="string">
            <text:p>Arrears</text:p>
          </table:table-cell>
          <table:table-cell office:value-type="string">
            <text:p>Straw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5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string">
            <text:p>@?144?@</text:p>
          </table:table-cell>
          <table:table-cell office:value-type="string">
            <text:p>100 @sila</text:p>
          </table:table-cell>
          <table:table-cell/>
          <table:table-cell office:value-type="string">
            <text:p>60 @sila</text:p>
          </table:table-cell>
          <table:table-cell/>
          <table:table-cell office:value-type="string">
            <text:p>4 @gur</text:p>
          </table:table-cell>
          <table:table-cell/>
          <table:table-cell office:value-type="string">
            <text:p>Ubar-Šamaš</text:p>
          </table:table-cell>
          <table:table-cell table:number-columns-repeated="1015"/>
        </table:table-row>
        <table:table-row table:style-name="ro1">
          <table:table-cell office:value-type="string">
            <text:p>3.</text:p>
          </table:table-cell>
          <table:table-cell office:value-type="string">
            <text:p>52</text:p>
          </table:table-cell>
          <table:table-cell office:value-type="string">
            <text:p>60 @sila</text:p>
          </table:table-cell>
          <table:table-cell table:number-columns-repeated="3"/>
          <table:table-cell office:value-type="string">
            <text:p>4 @gur</text:p>
          </table:table-cell>
          <table:table-cell/>
          <table:table-cell office:value-type="string">
            <text:p>Sin-iddinam</text:p>
          </table:table-cell>
          <table:table-cell table:number-columns-repeated="1015"/>
        </table:table-row>
        <table:table-row table:style-name="ro1">
          <table:table-cell office:value-type="string">
            <text:p>4.</text:p>
          </table:table-cell>
          <table:table-cell office:value-type="string">
            <text:p>54</text:p>
          </table:table-cell>
          <table:table-cell office:value-type="string">
            <text:p>60 @sila</text:p>
          </table:table-cell>
          <table:table-cell/>
          <table:table-cell office:value-type="string">
            <text:p>60 @sila</text:p>
          </table:table-cell>
          <table:table-cell/>
          <table:table-cell office:value-type="string">
            <text:p>4 @gur</text:p>
          </table:table-cell>
          <table:table-cell/>
          <table:table-cell office:value-type="string">
            <text:p>Sin-reʾum</text:p>
          </table:table-cell>
          <table:table-cell table:number-columns-repeated="1015"/>
        </table:table-row>
        <table:table-row table:style-name="ro1">
          <table:table-cell office:value-type="string">
            <text:p>5.</text:p>
          </table:table-cell>
          <table:table-cell office:value-type="string">
            <text:p>40</text:p>
          </table:table-cell>
          <table:table-cell office:value-type="string">
            <text:p>30 @sila</text:p>
          </table:table-cell>
          <table:table-cell/>
          <table:table-cell office:value-type="string">
            <text:p>20 @sila</text:p>
          </table:table-cell>
          <table:table-cell/>
          <table:table-cell office:value-type="string">
            <text:p>1 @gur 60 @sila</text:p>
          </table:table-cell>
          <table:table-cell/>
          <table:table-cell office:value-type="string">
            <text:p>Mine</text:p>
          </table:table-cell>
          <table:table-cell table:number-columns-repeated="1015"/>
        </table:table-row>
        <table:table-row table:style-name="ro1">
          <table:table-cell office:value-type="string">
            <text:p>$ 1 blank line</text:p>
          </table:table-cell>
          <table:table-cell table:number-columns-repeated="1023"/>
        </table:table-row>
        <table:table-row table:style-name="ro1">
          <table:table-cell office:value-type="string">
            <text:p>7.</text:p>
          </table:table-cell>
          <table:table-cell office:value-type="string" table:number-columns-spanned="8" table:number-rows-spanned="1">
            <text:p>Property of Nanna in the middle of Ur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string">
            <text:p>$ 1 blank line</text:p>
          </table:table-cell>
          <table:table-cell table:number-columns-repeated="1023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$ several blank lines</text:p>
          </table:table-cell>
          <table:table-cell table:number-columns-repeated="1023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 table:number-columns-spanned="8" table:number-rows-spanned="1">
            <text:p>Tašritum (Month VI), third, day 24, 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string">
            <text:p>2.</text:p>
          </table:table-cell>
          <table:table-cell office:value-type="string" table:number-columns-spanned="8" table:number-rows-spanned="1">
            <text:p>Year: the second.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5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5:53:37</meta:creation-date>
    <dc:date>2012-06-16T21:56:13</dc:date>
    <meta:editing-duration>PT01H03M23S</meta:editing-duration>
    <meta:editing-cycles>30</meta:editing-cycles>
    <meta:generator>NeoOffice/3.2.1$Unix OpenOffice.org_project/Patch 5</meta:generator>
    <dc:creator>Eleanor Robson</dc:creator>
    <meta:document-statistic meta:table-count="3" meta:cell-count="138" meta:object-count="0"/>
  </office:meta>
</office:document-meta>
</file>